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table:align="margins" fo:keep-with-next="always"/>
    </style:style>
    <style:style style:name="Tabelle1.A" style:family="table-column">
      <style:table-column-properties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P3" style:family="paragraph" style:parent-style-name="Illustration">
      <style:paragraph-properties fo:text-align="justify" style:justify-single-word="fals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Överskrift 1</text:h>
        <text:p text:style-name="Standard">Detta är texten från det första kapitlet. Detta är en användarförteckningspost.<text:line-break/> <text:alphabetical-index-mark text:string-value="Kapitel"/><text:s text:c="2"/><text:user-index-mark text:string-value="Användarförteckningspost" text:index-name="User-Defined" text:outline-level="1"/></text:p>
        <text:h text:style-name="P2" text:outline-level="2">Överskrift 1.1</text:h>
        <text:p text:style-name="Standard">Detta är texten från kapitlet 1.1. Detta är en post till innehållsförteckningen.<text:line-break/> <text:toc-mark text:string-value="Post" text:outline-level="1"/></text:p>
        <text:h text:style-name="P2" text:outline-level="2">Överskrift 1.2</text:h>
        <text:p text:style-name="Standard">Detta är texten från kapitlet 1.2. Detta stickord är en huvudpost.<text:line-break/> <text:alphabetical-index-mark text:string-value="detta" text:key1="Primärnyckel" text:key2="Sekundärnyckel"/><text:s text:c="2"/><text:alphabetical-index-mark text:string-value="stickord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Tabell <text:sequence text:ref-name="refTable0" text:name="Table" text:formula="ooow:Table+1" style:num-format="1">1</text:sequence>: Detta är tabell 1</text:p>
      <text:p text:style-name="Standard"><draw:frame draw:style-name="fr1" draw:name="Frame1" text:anchor-type="paragraph" svg:x="5.23cm" svg:y="0.104cm" svg:width="5.241cm" draw:z-index="0"><draw:text-box fo:min-height="2.064cm"><text:p text:style-name="P3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Illustration <text:sequence text:ref-name="refIllustration0" text:name="Illustration" text:formula="ooow:Illustration+1" style:num-format="1">1</text:sequence>: Detta är illustration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sv" fo:country="S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creation-date>1999-12-07T16:24:14</meta:creation-date>
    <dc:creator>Tom Verbeek</dc:creator>
    <dc:date>2002-06-27T17:12:06</dc:date>
    <dc:language>sv-SE</dc:language>
    <meta:editing-cycles>13</meta:editing-cycles>
    <meta:editing-duration>PT1H34M12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0" meta:character-count="346"/>
  </office:meta>
</office:document-meta>
</file>